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3fed2" officeooo:paragraph-rsid="0003fed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3fed2" officeooo:paragraph-rsid="0003fed2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b67d7" officeooo:paragraph-rsid="000b67d7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3fed2" officeooo:paragraph-rsid="0003fed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3fed2" officeooo:paragraph-rsid="0003fed2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ize="18pt" officeooo:rsid="0003fed2" officeooo:paragraph-rsid="0003fed2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42pt" officeooo:rsid="000874c0" officeooo:paragraph-rsid="000874c0" style:font-size-asian="42pt" style:font-size-complex="42pt"/>
    </style:style>
    <style:style style:name="P8" style:family="paragraph" style:parent-style-name="Standard">
      <style:paragraph-properties fo:text-align="center" style:justify-single-word="false"/>
      <style:text-properties fo:font-size="16pt" officeooo:rsid="0003fed2" officeooo:paragraph-rsid="0003fed2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03fed2" officeooo:paragraph-rsid="000b6fac" style:font-size-asian="14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22pt" officeooo:rsid="0003fed2" officeooo:paragraph-rsid="000b6fac" style:font-size-asian="22pt" style:font-size-complex="22pt"/>
    </style:style>
    <style:style style:name="T1" style:family="text">
      <style:text-properties officeooo:rsid="00067c68"/>
    </style:style>
    <style:style style:name="T2" style:family="text">
      <style:text-properties officeooo:rsid="000b0a0e"/>
    </style:style>
    <style:style style:name="T3" style:family="text">
      <style:text-properties officeooo:rsid="000b67d7"/>
    </style:style>
    <style:style style:name="T4" style:family="text">
      <style:text-properties officeooo:rsid="000b6fac"/>
    </style:style>
    <style:style style:name="T5" style:family="text">
      <style:text-properties officeooo:rsid="000b81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stituto Federal de Educação Ciência e Tecnologia</text:p>
      <text:p text:style-name="P5">do Rio Grande do Sul<text:line-break/>Campus Osório</text:p>
      <text:p text:style-name="P5"/>
      <text:p text:style-name="P5"/>
      <text:p text:style-name="P5"/>
      <text:p text:style-name="P5">Victor Davi Pompeu de Mattos</text:p>
      <text:p text:style-name="P5">Henrique de Souza Per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HotelP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Osório</text:p>
      <text:p text:style-name="P5">2023</text:p>
      <text:p text:style-name="P5"><text:soft-page-break/>Introdução</text:p>
      <text:p text:style-name="P4">Neste projeto de cadastro de pets dentro de um <text:span text:style-name="T1">HotelPet,</text:span> você verá os códigos que usaremos para cadastrar <text:span text:style-name="T2">o dono e o </text:span>pet recém-chegado n<text:span text:style-name="T1">o HotelPet</text:span>, assim mostrando que o pet chegou no local para <text:span text:style-name="T1">utilizar nossos serviços</text:span> e quando o mesmo sair do <text:span text:style-name="T1">local </text:span>para ir para sua residência, teremos a opção de excluir ele do local no projeto.</text:p>
      <text:p text:style-name="P4"/>
      <text:p text:style-name="P4"/>
      <text:p text:style-name="P5">Resumo</text:p>
      <text:p text:style-name="P4">O nosso projeto aborda <text:span text:style-name="T1">um HotelPet para Felinos e Caninos</text:span>, podemos usar este sistema para termos controle de quem devemos <text:span text:style-name="T2">por cadastro</text:span>, <text:span text:style-name="T1">além de ter acesso a medicamentos que o pet esta usando e termos acesso aos dados do pet </text:span><text:span text:style-name="T2">e do dono</text:span><text:span text:style-name="T1">. Fornecemos também estadia para seu pet.</text:span> <text:span text:style-name="T1">O sistema também nos dá o controle </text:span>de qual <text:span text:style-name="T1">pet</text:span> encontra-se conosco e qual já foi liberado e seu dono veio buscar.</text:p>
      <text:p text:style-name="P4"/>
      <text:p text:style-name="P8"/>
      <text:p text:style-name="P10"><text:span text:style-name="T4">Utilizações</text:span></text:p>
      <text:p text:style-name="P9"><text:span text:style-name="T3"><text:s/></text:span><text:span text:style-name="T4">Nosso sistema permite o usuário cadastrar, listar e buscar o cliente, o pet e o atendimento. O usuário pode vincular um pet a um cliente e vincular múltiplos serviços ao cliente.</text:span></text:p>
      <text:p text:style-name="P5">C<text:span text:style-name="T5">ó</text:span>digo</text:p>
      <text:p text:style-name="P2"><text:span text:style-name="T3">Domínio: São as classes que usamos (Pet, Cliente, Especie, Atendimento e Serviço)</text:span>.</text:p>
      <text:p text:style-name="P2"/>
      <text:p text:style-name="P3">Repositório: É onde esta localizado nossas DAO (AtendimentoRepositorio, ClienteRepositorio, PetRepositorio e RepositorioDAO).</text:p>
      <text:p text:style-name="P3"/>
      <text:p text:style-name="P3">Servicos: Onde está localizado nossos códigos de serviços (AtendimentoServico, ClienteServico e PetServico).</text:p>
      <text:p text:style-name="P3"/>
      <text:p text:style-name="P3">Utilitario: Onde esta localizado <text:s/>nossos menus (Console, Menu, MenuAtendimentoOpcoes, MenuClienteOpcoes, MenuPetOpcoes).</text:p>
      <text:p text:style-name="P3"/>
      <text:p text:style-name="P3">E temos a Main.<text:line-break/></text:p>
      <text:p text:style-name="P2"><text:tab/><text:tab/></text:p>
      <text:p text:style-name="P5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9:41:24.725000000</meta:creation-date>
    <dc:date>2023-07-04T19:40:46.249000000</dc:date>
    <meta:editing-duration>PT4H14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3" meta:paragraph-count="20" meta:word-count="243" meta:character-count="1540" meta:non-whitespace-character-count="1311"/>
  </office:meta>
</office:document-meta>
</file>